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public class BankAccount {</text:p>
      <text:p text:style-name="Preformatted_20_Text"><text:s text:c="4"/>//property</text:p>
      <text:p text:style-name="Preformatted_20_Text"><text:s text:c="4"/>private double balance;</text:p>
      <text:p text:style-name="Preformatted_20_Text"><text:s text:c="4"/>//1 add property account name</text:p>
      <text:p text:style-name="Preformatted_20_Text"><text:s text:c="4"/></text:p>
      <text:p text:style-name="Preformatted_20_Text"><text:s text:c="4"/>//constructor</text:p>
      <text:p text:style-name="Preformatted_20_Text"><text:s text:c="4"/>public BankAccount() {</text:p>
      <text:p text:style-name="Preformatted_20_Text"><text:s text:c="8"/>//balance = 0;</text:p>
      <text:p text:style-name="Preformatted_20_Text"><text:s text:c="8"/>this.balance = 0;</text:p>
      <text:p text:style-name="Preformatted_20_Text"><text:s text:c="8"/>//2 initialize account name</text:p>
      <text:p text:style-name="Preformatted_20_Text"><text:s text:c="16"/></text:p>
      <text:p text:style-name="Preformatted_20_Text"><text:s text:c="4"/>}</text:p>
      <text:p text:style-name="Preformatted_20_Text"><text:s text:c="4"/>//4 overload constructor</text:p>
      <text:p text:style-name="Preformatted_20_Text"><text:s text:c="4"/></text:p>
      <text:p text:style-name="Preformatted_20_Text"><text:s text:c="4"/></text:p>
      <text:p text:style-name="Preformatted_20_Text"><text:s text:c="4"/>public void deposit(double amount){</text:p>
      <text:p text:style-name="Preformatted_20_Text"><text:s text:c="8"/>this.balance = this.balance + amount;</text:p>
      <text:p text:style-name="Preformatted_20_Text"><text:s text:c="4"/>}</text:p>
      <text:p text:style-name="Preformatted_20_Text"><text:s text:c="4"/>public double getBalance(){</text:p>
      <text:p text:style-name="Preformatted_20_Text"><text:s text:c="8"/>return this.balance;</text:p>
      <text:p text:style-name="Preformatted_20_Text"><text:s text:c="4"/>}</text:p>
      <text:p text:style-name="Preformatted_20_Text"><text:s text:c="4"/>//3 method print detail</text:p>
      <text:p text:style-name="Preformatted_20_Text"><text:s text:c="4"/>//...</text:p>
      <text:p text:style-name="Preformatted_20_Text"><text:s text:c="4"/></text:p>
      <text:p text:style-name="Preformatted_20_Text"><text:s text:c="4"/>//5 method transfer</text:p>
      <text:p text:style-name="Preformatted_20_Text"><text:s text:c="4"/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3:40:10.774831249</meta:creation-date>
    <dc:date>2019-10-06T13:40:59.890818508</dc:date>
    <meta:editing-duration>PT49S</meta:editing-duration>
    <meta:editing-cycles>1</meta:editing-cycles>
    <meta:document-statistic meta:table-count="0" meta:image-count="0" meta:object-count="0" meta:page-count="1" meta:paragraph-count="27" meta:word-count="56" meta:character-count="507" meta:non-whitespace-character-count="340"/>
    <meta:generator>LibreOffice/6.0.7.3$Linux_X86_64 LibreOffice_project/00m0$Build-3</meta:generator>
  </office:meta>
</office:document-meta>
</file>